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draw:marker-start-width="0.439cm" draw:marker-end-width="0.439cm" svg:stroke-opacity="70%" draw:fill="solid" draw:textarea-vertical-align="middle" fo:padding-top="0.205cm" fo:padding-bottom="0.205cm" fo:padding-left="0.33cm" fo:padding-right="0.33cm"/>
    </style:style>
    <style:style style:name="P1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4.641cm" svg:height="4.641cm" svg:x="0.179cm" svg:y="0.179cm" svg:viewBox="0 0 4642 4642" svg:d="M3173 77c-429 688-1697 440-2285 1052-198 211-469 383-568 651-112 338-198 701-284 1052-66 275-40 574 66 849 86 223 238 421 443 548 330 198 746 249 1116 319 363 70 753 134 1116 64 343-64 608-357 852-593 291-275 621-549 773-912 105-230 264-498 237-766-26-268 60-555-112-804-185-287-422-561-693-778-185-153-430-210-615-332-277-185-607-242-898-382l-158-45-205 108-92 77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79cm" fo:margin-bottom="0.179cm" fo:margin-left="0.179cm" fo:margin-right="0.179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19-11-11T10:41:09.180000000</dc:date>
    <meta:editing-duration>PT7M18S</meta:editing-duration>
    <meta:editing-cycles>4</meta:editing-cycles>
    <meta:generator>LibreOffice/6.3.2.2$Windows_X86_64 LibreOffice_project/98b30e735bda24bc04ab42594c85f7fd8be07b9c</meta:generator>
    <meta:document-statistic meta:object-count="1"/>
  </office:meta>
</office:document-meta>
</file>